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99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7.35cm" svg:y="0.1cm">
            <draw:object draw:notify-on-update-of-ranges="Sheet1.A1:Sheet1.A1 Sheet1.A2:Sheet1.A5 Sheet1.B1:Sheet1.B1 Sheet1.B2:Sheet1.B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Whole String Needleman Wunsch</text:p>
          </table:table-cell>
          <table:table-cell table:formula="of:=374.889452934/130" office:value-type="float" office:value="2.88376502256923" calcext:value-type="float">
            <text:p>2.8837650226</text:p>
          </table:table-cell>
        </table:table-row>
        <table:table-row table:style-name="ro1">
          <table:table-cell office:value-type="string" calcext:value-type="string">
            <text:p>Tokenised Needlemen Wunsch</text:p>
          </table:table-cell>
          <table:table-cell table:formula="of:=209.98/12" office:value-type="float" office:value="17.4983333333333" calcext:value-type="float">
            <text:p>17.4983333333</text:p>
          </table:table-cell>
        </table:table-row>
        <table:table-row table:style-name="ro1">
          <table:table-cell office:value-type="string" calcext:value-type="string">
            <text:p>Smith Waterman</text:p>
          </table:table-cell>
          <table:table-cell office:value-type="float" office:value="3.942" calcext:value-type="float">
            <text:p>3.942</text:p>
          </table:table-cell>
        </table:table-row>
        <table:table-row table:style-name="ro1">
          <table:table-cell office:value-type="string" calcext:value-type="string">
            <text:p>N-W and S-W Combined</text:p>
          </table:table-cell>
          <table:table-cell table:formula="of:=367.841330051/130" office:value-type="float" office:value="2.8295486927" calcext:value-type="float">
            <text:p>2.82954869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30">00/00/0000</text:date>, <text:time style:data-style-name="N2" text:time-value="15:48:38.6535773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8T19:53:13.146270376</meta:creation-date>
    <dc:date>2014-08-30T15:50:07.016144554</dc:date>
    <meta:editing-duration>PT51M14S</meta:editing-duration>
    <meta:editing-cycles>12</meta:editing-cycles>
    <meta:generator>LibreOffice/4.2.4.2$Linux_X86_64 LibreOffice_project/420m0$Build-2</meta:generator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2cm" svg:y="0.316cm" chart:style-name="ch2">
          <text:p>Alogirthm Computation Times</text:p>
        </chart:title>
        <chart:plot-area chart:style-name="ch3" table:cell-range-address="Sheet1.A1:Sheet1.B5" chart:data-source-has-labels="both" svg:x="1.331cm" svg:y="1.661cm" svg:width="14.029cm" svg:height="6.178cm">
          <chartooo:coordinate-region svg:x="2.537cm" svg:y="1.86cm" svg:width="12.304cm" svg:height="4.934cm"/>
          <chart:axis chart:dimension="x" chart:name="primary-x" chart:style-name="ch4" chartooo:axis-type="auto">
            <chartooo:date-scale/>
            <chart:title svg:x="6.078cm" svg:y="8.019cm" chart:style-name="ch5">
              <text:p>String Approximation Algorithm</text:p>
            </chart:title>
            <chart:categories table:cell-range-address="Sheet1.A2:Sheet1.A5"/>
          </chart:axis>
          <chart:axis chart:dimension="y" chart:name="primary-y" chart:style-name="ch6">
            <chart:title svg:x="0.451cm" svg:y="6.646cm" chart:style-name="ch7">
              <text:p>Time Per Tweet (seconds)</text:p>
            </chart:title>
            <chart:grid chart:style-name="ch8" chart:class="major"/>
          </chart:axis>
          <chart:series chart:style-name="ch9" chart:values-cell-range-address="Sheet1.B2:Sheet1.B5" chart:label-cell-address="Sheet1.B1:Sheet1.B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hole String Needleman Wunsch</text:p>
                <draw:g>
                  <svg:desc>Sheet1.A2:Sheet1.A5</svg:desc>
                </draw:g>
              </table:table-cell>
              <table:table-cell office:value-type="float" office:value="2.88376502256923">
                <text:p>2.88376502256923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Tokenised Needlemen Wunsch</text:p>
              </table:table-cell>
              <table:table-cell office:value-type="float" office:value="17.4983333333333">
                <text:p>17.4983333333333</text:p>
              </table:table-cell>
            </table:table-row>
            <table:table-row>
              <table:table-cell office:value-type="string">
                <text:p>Smith Waterman</text:p>
              </table:table-cell>
              <table:table-cell office:value-type="float" office:value="3.942">
                <text:p>3.942</text:p>
              </table:table-cell>
            </table:table-row>
            <table:table-row>
              <table:table-cell office:value-type="string">
                <text:p>N-W and S-W Combined</text:p>
              </table:table-cell>
              <table:table-cell office:value-type="float" office:value="2.8295486927">
                <text:p>2.82954869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